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4195" officeooo:paragraph-rsid="00064195"/>
    </style:style>
    <style:style style:name="P2" style:family="paragraph" style:parent-style-name="Standard">
      <style:text-properties fo:font-weight="bold" officeooo:rsid="00064195" officeooo:paragraph-rsid="00064195" style:font-weight-asian="bold" style:font-weight-complex="bold"/>
    </style:style>
    <style:style style:name="P3" style:family="paragraph" style:parent-style-name="Standard">
      <style:text-properties fo:font-weight="normal" officeooo:rsid="00064195" officeooo:paragraph-rsid="00064195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include&lt;iostream&gt;</text:p>
      <text:p text:style-name="P1">using namespace std;</text:p>
      <text:p text:style-name="P1">class Baseclass</text:p>
      <text:p text:style-name="P1">{</text:p>
      <text:p text:style-name="P1">public:</text:p>
      <text:p text:style-name="P1"><text:tab/>int val;</text:p>
      <text:p text:style-name="P1"><text:tab/>void display()</text:p>
      <text:p text:style-name="P1"><text:tab/>{</text:p>
      <text:p text:style-name="P1"><text:tab/><text:tab/>cout&lt;&lt;"enter value in parent class:";</text:p>
      <text:p text:style-name="P1"><text:tab/><text:tab/>cin&gt;&gt;val;</text:p>
      <text:p text:style-name="P1"><text:tab/><text:tab/>cout&lt;&lt;"In parent class "&lt;&lt;val&lt;&lt;endl;</text:p>
      <text:p text:style-name="P1"><text:tab/>}</text:p>
      <text:p text:style-name="P1">};</text:p>
      <text:p text:style-name="P1">class Derivedclass1:public Baseclass</text:p>
      <text:p text:style-name="P1">{</text:p>
      <text:p text:style-name="P1"><text:tab/>public:</text:p>
      <text:p text:style-name="P1"><text:tab/>int val2;</text:p>
      <text:p text:style-name="P1"><text:tab/>void childdisplay()</text:p>
      <text:p text:style-name="P1"><text:tab/>{</text:p>
      <text:p text:style-name="P1"><text:tab/><text:tab/>cout&lt;&lt;"enter value in child class1:";</text:p>
      <text:p text:style-name="P1"><text:tab/><text:tab/>cin&gt;&gt;val2;</text:p>
      <text:p text:style-name="P1"><text:tab/><text:tab/>cout&lt;&lt;"In child1 class value"&lt;&lt;val2&lt;&lt;endl;</text:p>
      <text:p text:style-name="P1"><text:tab/>}</text:p>
      <text:p text:style-name="P1">};</text:p>
      <text:p text:style-name="P1">class Derivedclass2:public Derivedclass1</text:p>
      <text:p text:style-name="P1">{</text:p>
      <text:p text:style-name="P1">};</text:p>
      <text:p text:style-name="P1">int main()</text:p>
      <text:p text:style-name="P1">{</text:p>
      <text:p text:style-name="P1"><text:tab/>Derivedclass1 DC1;</text:p>
      <text:p text:style-name="P1"><text:tab/>/* Accesing Parent class member in child1*/</text:p>
      <text:p text:style-name="P1"><text:tab/>DC1.display();</text:p>
      <text:p text:style-name="P1"><text:tab/>Derivedclass2 DC2;</text:p>
      <text:p text:style-name="P1"><text:tab/>/*Accessing parent and child class members in child2*/</text:p>
      <text:p text:style-name="P1"><text:tab/>DC2.display();</text:p>
      <text:p text:style-name="P1"><text:tab/>DC2.childdisplay();</text:p>
      <text:p text:style-name="P1">}</text:p>
      <text:p text:style-name="P1"/>
      <text:p text:style-name="P1"/>
      <text:p text:style-name="P2">OUTPUT:</text:p>
      <text:p text:style-name="P2"/>
      <text:p text:style-name="P3"><text:tab/>enter value in parent class:10</text:p>
      <text:p text:style-name="P3"><text:tab/>In parent class 10</text:p>
      <text:p text:style-name="P3"><text:tab/>enter value in parent class:10</text:p>
      <text:p text:style-name="P3"><text:tab/>In parent class 10</text:p>
      <text:p text:style-name="P3"><text:tab/>enter value in child class1:20</text:p>
      <text:p text:style-name="P3"><text:tab/>In child1 class value2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2T10:47:13.060649554</meta:creation-date>
    <dc:date>2018-01-12T10:49:41.751176921</dc:date>
    <meta:editing-duration>PT2M30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44" meta:word-count="106" meta:character-count="759" meta:non-whitespace-character-count="663"/>
  </office:meta>
</office:document-meta>
</file>